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dash="Ultrafine_20_Dashe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draw:marker-start="" draw:fill="none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svg:stroke-color="#ff3333" draw:textarea-vertical-align="middle" draw:ole-draw-aspect="1"/>
    </style:style>
    <style:style style:name="gr4" style:family="graphic" style:parent-style-name="objectwithoutfill">
      <style:graphic-properties svg:stroke-width="0.2cm" svg:stroke-color="#006600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6600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style:font-name="Arial1" fo:font-size="18pt" style:font-size-asian="18pt" style:font-size-complex="18pt"/>
    </style:style>
    <style:style style:name="P2" style:family="paragraph">
      <style:paragraph-properties fo:text-align="center"/>
      <style:text-properties fo:color="#ff3333" style:font-name="Arial1" fo:font-size="18pt" style:font-size-asian="18pt" style:font-size-complex="18pt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cm" svg:height="16.1cm" svg:x="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cm" svg:y1="2.3cm" svg:x2="14cm" svg:y2="18.4cm">
          <text:p/>
        </draw:line>
        <draw:line draw:style-name="gr2" draw:text-style-name="P1" draw:layer="layout" svg:x1="6cm" svg:y1="10.4cm" svg:x2="22cm" svg:y2="10.4cm">
          <text:p/>
        </draw:line>
        <draw:frame draw:style-name="gr3" draw:text-style-name="P2" draw:layer="layout" svg:width="1.664cm" svg:height="1.453cm" svg:x="6.2cm" svg:y="16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.639cm" svg:height="1.453cm" svg:x="6.2cm" svg:y="8.9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5.155cm" svg:height="1.3cm" svg:x="14.226cm" svg:y="4.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.491cm" svg:height="1.277cm" svg:x="4cm" svg:y="16.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2.03cm" svg:height="1.372cm" svg:x="13cm" svg:y="19.20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path draw:style-name="gr4" draw:text-style-name="P3" draw:layer="layout" svg:width="5.882cm" svg:height="1.882cm" draw:transform="rotate (1.37339958839434) translate (11.499999999991cm 8.4999999999982cm)" svg:viewBox="0 0 5883 1883" svg:d="M0 0c4079 0 5883 1883 5883 1883">
            <text:p/>
          </draw:path>
          <draw:path draw:style-name="gr4" draw:text-style-name="P3" draw:layer="layout" svg:width="6.181cm" svg:height="1.62cm" draw:transform="rotate (-0.0949459113084915) translate (14.5cm 3.1cm)" svg:viewBox="0 0 6182 1621" svg:d="M0 0c4219 0 6182 1621 6182 1621">
            <text:p/>
          </draw:path>
          <draw:path draw:style-name="gr4" draw:text-style-name="P3" draw:layer="layout" svg:width="7.552cm" svg:height="0.977cm" draw:transform="rotate (-2.10451801205476) translate (21.3423474853436cm 5.79776612205107cm)" svg:viewBox="0 0 7553 978" svg:d="M0 978c5111 0 7553-978 7553-978">
            <text:p/>
          </draw:path>
          <draw:path draw:style-name="gr4" draw:text-style-name="P3" draw:layer="layout" svg:width="6.823cm" svg:height="1.967cm" draw:transform="rotate (2.85780211721551) translate (17.5cm 12.3cm)" svg:viewBox="0 0 6824 1968" svg:d="M0 0c5000 0 6824 1968 6824 1968">
            <text:p/>
          </draw:path>
        </draw:g>
        <draw:path draw:style-name="gr5" draw:text-style-name="P3" draw:layer="layout" svg:width="2.999cm" svg:height="1.299cm" draw:transform="rotate (-1.5707963267949) translate (21.8cm 2.3cm)" svg:viewBox="0 0 3000 1300" svg:d="M0 0c1100 0 3000 1300 3000 1300">
          <text:p/>
        </draw:path>
        <draw:frame draw:style-name="gr3" draw:text-style-name="P2" draw:layer="layout" svg:width="1.696cm" svg:height="1.453cm" svg:x="20.2cm" svg:y="16.9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.65cm" svg:height="1.453cm" svg:x="20.2cm" svg:y="8.9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5:35:01.079262141</meta:creation-date>
    <dc:date>2017-01-31T15:32:25.324908562</dc:date>
    <meta:editing-duration>PT37M54S</meta:editing-duration>
    <meta:editing-cycles>8</meta:editing-cycles>
    <meta:generator>LibreOffice/4.2.8.2$Linux_X86_64 LibreOffice_project/42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ub>
      <mi>Z</mi>
      <mn>3</mn>
    </msub>
    <annotation encoding="StarMath 5.0">Z_3</annotation>
  </semantics>
</math>
</file>

<file path=Object 2/content.xml><?xml version="1.0" encoding="utf-8"?>
<math xmlns="http://www.w3.org/1998/Math/MathML" display="block">
  <semantics>
    <msub>
      <mi>Z</mi>
      <mn>4</mn>
    </msub>
    <annotation encoding="StarMath 5.0">Z_4</annotation>
  </semantics>
</math>
</file>

<file path=Object 3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4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5/content.xml><?xml version="1.0" encoding="utf-8"?>
<math xmlns="http://www.w3.org/1998/Math/MathML" display="block">
  <semantics>
    <mstyle color="green">
      <mrow>
        <mi mathvariant="normal">Φ</mi>
        <mrow>
          <mo fence="true" stretchy="false">(</mo>
          <mrow>
            <mrow>
              <mi mathvariant="normal">τ</mi>
              <mi>;</mi>
              <msub>
                <mi>Z</mi>
                <mn>2,</mn>
              </msub>
              <mi mathvariant="normal">σ</mi>
            </mrow>
          </mrow>
          <mo fence="true" stretchy="false">)</mo>
        </mrow>
      </mrow>
    </mstyle>
    <annotation encoding="StarMath 5.0">color green {%PHI ( %tau;Z_2,%sigma ) 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row>
      <mo fence="true" stretchy="false">(</mo>
      <mrow>
        <mi>b</mi>
      </mrow>
      <mo fence="true" stretchy="false">)</mo>
    </mrow>
    <annotation encoding="StarMath 5.0">( b )</annotation>
  </semantics>
</math>
</file>